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office:value-type="string">
            <text:p>2013 Cowboy Fest</text:p>
          </table:table-cell>
          <table:table-cell office:value-type="string">
            <text:p>Bill Blowers</text:p>
          </table:table-cell>
          <table:table-cell office:value-type="float" office:value="1661">
            <text:p>16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2013 Cowboy Fest – Sidebar</text:p>
          </table:table-cell>
          <table:table-cell office:value-type="string">
            <text:p>Roger Basham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ilents Under the Stars</text:p>
          </table:table-cell>
          <table:table-cell office:value-type="string">
            <text:p>Sherron Blowers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Nadiya Littlewarrior</text:p>
          </table:table-cell>
          <table:table-cell office:value-type="string">
            <text:p>Rachel Barnes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Need photo?</text:p>
          </table:table-cell>
          <table:table-cell/>
        </table:table-row>
        <table:table-row table:style-name="ro3">
          <table:table-cell office:value-type="string">
            <text:p>Trading Post</text:p>
          </table:table-cell>
          <table:table-cell office:value-type="string">
            <text:p>Becki Basham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Could use a byline photo?</text:p>
          </table:table-cell>
          <table:table-cell/>
        </table:table-row>
        <table:table-row table:style-name="ro3">
          <table:table-cell office:value-type="string">
            <text:p>Happenings Round the House</text:p>
          </table:table-cell>
          <table:table-cell office:value-type="string">
            <text:p>Rachel Barnes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Hitting the Trail</text:p>
          </table:table-cell>
          <table:table-cell office:value-type="string">
            <text:p>Bill Miller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Byline photo</text:p>
          </table:table-cell>
          <table:table-cell/>
        </table:table-row>
        <table:table-row table:style-name="ro3">
          <table:table-cell office:value-type="string">
            <text:p>Final Word</text:p>
          </table:table-cell>
          <table:table-cell office:value-type="string">
            <text:p>John Boston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Back Page</text:p>
          </table:table-cell>
          <table:table-cell office:value-type="string">
            <text:p>Gerry Hogan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style-name="ce3" office:value-type="string">
            <text:p>Totals:</text:p>
          </table:table-cell>
          <table:table-cell/>
          <table:table-cell table:style-name="ce5" table:formula="of:=SUM([.C2:.C15])" office:value-type="float" office:value="4835">
            <text:p>4835</text:p>
          </table:table-cell>
          <table:table-cell table:style-name="ce5" table:formula="of:=SUM([.D2:.D15])" office:value-type="float" office:value="16">
            <text:p>16</text:p>
          </table:table-cell>
          <table:table-cell table:style-name="ce4" office:value-type="string">
            <text:p>Total Estimated Pages</text:p>
          </table:table-cell>
          <table:table-cell table:style-name="ce4" office:value-type="string">
            <text:p>Actual Pages</text:p>
          </table:table-cell>
        </table:table-row>
        <table:table-row table:style-name="ro3">
          <table:table-cell/>
          <table:table-cell table:style-name="ce4" office:value-type="string">
            <text:p>Pages:</text:p>
          </table:table-cell>
          <table:table-cell table:style-name="ce6" table:formula="of:=[.C16]/600" office:value-type="float" office:value="8.05833333333333">
            <text:p>8.06</text:p>
          </table:table-cell>
          <table:table-cell table:style-name="ce6" table:formula="of:=[.D16]/5" office:value-type="float" office:value="3.2">
            <text:p>3.20</text:p>
          </table:table-cell>
          <table:table-cell table:style-name="ce6" table:formula="of:=SUM([.C17:.D17])" office:value-type="float" office:value="11.2583333333333">
            <text:p>11.26</text:p>
          </table:table-cell>
          <table:table-cell table:style-name="ce4" office:value-type="float" office:value="12">
            <text:p>12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 table:number-rows-repeated="5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3-07-21T10:32:48</dc:date>
    <dc:creator>Bill West</dc:creator>
    <meta:editing-duration>P0D</meta:editing-duration>
    <meta:editing-cycles>4</meta:editing-cycles>
    <meta:document-statistic meta:table-count="3" meta:cell-count="54" meta:object-count="0"/>
  </office:meta>
</office:document-meta>
</file>